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0.961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921cm" fo:break-before="auto" style:use-optimal-row-height="true"/>
    </style:style>
    <style:style style:name="ro17" style:family="table-row">
      <style:table-row-properties style:row-height="1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 office:value-type="date" office:date-value="2021-11-04T10:43:27.88">
            <text:p>1104</text:p>
          </table:table-cell>
          <table:table-cell table:style-name="ce9"/>
          <table:table-cell table:style-name="ce10" office:value-type="string" table:number-columns-spanned="4" table:number-rows-spanned="1">
            <text:p><text:s/>UZulu wanqoba[won amaNgisi[english kabili[twice ezimpini[in-wars ezahlukene[different,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into[thing ebingakaze[never yenzeke[it-happened, kwazise[after-all~1 phela isibhamu[gun sasingakaze[we-had-never sihlule[defeat-us umkhonto[spear nesihlangu[and-a-shield.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AmaZulu aqhamuka[they-came-out phesheya[abroad neAfrika phecelezi[?,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7:42.43">
            <text:p>1108 <text:s/>9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7:42.46">
            <text:p>1108 <text:s/>947</text:p>
          </table:table-cell>
          <table:table-cell table:style-name="ce7" table:formula="of:=NOW()" office:value-type="date" office:date-value="2021-11-08T09:47:42.46">
            <text:p>1108 <text:s/>9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7:42.46">
            <text:p>1108 <text:s/>9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7:41.63">
            <text:p>1108 <text:s/>9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7:41.66">
            <text:p>1108 <text:s/>947</text:p>
          </table:table-cell>
          <table:table-cell table:style-name="ce7" table:formula="of:=NOW()" office:value-type="date" office:date-value="2021-11-08T09:47:41.66">
            <text:p>1108 <text:s/>9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7:41.66">
            <text:p>1108 <text:s/>9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7:40.11">
            <text:p>1108 <text:s/>9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7:40.12">
            <text:p>1108 <text:s/>947</text:p>
          </table:table-cell>
          <table:table-cell table:style-name="ce7" table:formula="of:=NOW()" office:value-type="date" office:date-value="2021-11-08T09:47:40.12">
            <text:p>1108 <text:s/>9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7:40.12">
            <text:p>1108 <text:s/>9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9cm" draw:caption-point-x="-3.97cm" draw:caption-point-y="-1.137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7:44.63">
            <text:p>1108 <text:s/>9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7:44.63">
            <text:p>1108 <text:s/>947</text:p>
          </table:table-cell>
          <table:table-cell table:style-name="ce7" table:formula="of:=NOW()" office:value-type="date" office:date-value="2021-11-08T09:47:44.63">
            <text:p>1108 <text:s/>9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7:44.63">
            <text:p>1108 <text:s/>9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3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1-04T10:59:37.23">
            <text:p>1104</text:p>
          </table:table-cell>
          <table:table-cell table:style-name="ce9"/>
          <table:table-cell table:style-name="ce11" office:value-type="string" table:number-columns-spanned="3" table:number-rows-spanned="1">
            <text:p>nhà[poet~1 thơ và nhà[journalist~1 báo với[with nhiều tác[work phẩm[products viết[write bằng[in tiếng[language Việt, tiếng Hán và tiếng Pháp[french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Cuộc[the đời[existence và sự nghiệp[deed</text:p>
            <text:p>Xuất[origin~1 thân và quê[village;hometown~1 quán</text:p>
            <text:p>Bài[post chi[details~1 tiết: Gia[family~1 đình Hồ Chí Minh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s://vi.wikipedia.org/wiki/Hồ_Chí_Minh#Cuộc_đời_và_sự_nghiệp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8T09:47:44.71">
            <text:p>1108 <text:s/>9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8T09:47:44.71">
            <text:p>1108 <text:s/>947</text:p>
          </table:table-cell>
          <table:table-cell table:style-name="ce7" table:formula="of:=NOW()" office:value-type="date" office:date-value="2021-11-08T09:47:44.71">
            <text:p>1108 <text:s/>9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8T09:47:44.71">
            <text:p>1108 <text:s/>9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2021/11/08</text:date>, <text:time>09:4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8T09:47:44.11</dc:date>
    <dc:creator>iwabuchi ken</dc:creator>
    <meta:editing-duration>P9DT3H9M51S</meta:editing-duration>
    <meta:editing-cycles>1349</meta:editing-cycles>
    <meta:generator>OpenOffice/4.1.3$Win32 OpenOffice.org_project/413m1$Build-9783</meta:generator>
    <meta:document-statistic meta:table-count="5" meta:cell-count="511" meta:object-count="0"/>
  </office:meta>
</office:document-meta>
</file>